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l" fo:country="GR" officeooo:rsid="00181871" officeooo:paragraph-rsid="00181871"/>
    </style:style>
    <style:style style:name="P2" style:family="paragraph" style:parent-style-name="Standard">
      <style:text-properties fo:language="el" fo:country="GR" officeooo:rsid="0019aa07" officeooo:paragraph-rsid="0019aa07"/>
    </style:style>
    <style:style style:name="P3" style:family="paragraph" style:parent-style-name="Standard">
      <style:text-properties fo:language="el" fo:country="GR" officeooo:rsid="001cc109" officeooo:paragraph-rsid="001cc109"/>
    </style:style>
    <style:style style:name="P4" style:family="paragraph" style:parent-style-name="Standard">
      <style:text-properties fo:language="el" fo:country="GR" officeooo:rsid="001da8dd" officeooo:paragraph-rsid="001da8dd"/>
    </style:style>
    <style:style style:name="P5" style:family="paragraph" style:parent-style-name="Standard">
      <style:text-properties fo:language="el" fo:country="GR" fo:font-weight="bold" officeooo:rsid="001cc109" officeooo:paragraph-rsid="001cc109" style:font-weight-asian="bold" style:font-weight-complex="bold"/>
    </style:style>
    <style:style style:name="P6" style:family="paragraph" style:parent-style-name="Standard">
      <style:text-properties fo:language="el" fo:country="GR" officeooo:rsid="001f6293" officeooo:paragraph-rsid="001f6293"/>
    </style:style>
    <style:style style:name="P7" style:family="paragraph" style:parent-style-name="Standard">
      <style:text-properties fo:language="el" fo:country="GR" officeooo:rsid="0020feb4" officeooo:paragraph-rsid="0020feb4"/>
    </style:style>
    <style:style style:name="P8" style:family="paragraph" style:parent-style-name="Standard">
      <style:text-properties fo:language="el" fo:country="GR" officeooo:rsid="002271a4" officeooo:paragraph-rsid="002271a4"/>
    </style:style>
    <style:style style:name="P9" style:family="paragraph" style:parent-style-name="Standard">
      <style:text-properties fo:language="el" fo:country="GR" officeooo:rsid="00235ca8" officeooo:paragraph-rsid="00235ca8"/>
    </style:style>
    <style:style style:name="P10" style:family="paragraph" style:parent-style-name="Standard">
      <style:text-properties fo:language="el" fo:country="GR" officeooo:rsid="0027a886" officeooo:paragraph-rsid="0027a886"/>
    </style:style>
    <style:style style:name="T1" style:family="text">
      <style:text-properties officeooo:rsid="001ba390"/>
    </style:style>
    <style:style style:name="T2" style:family="text">
      <style:text-properties officeooo:rsid="001bf91c"/>
    </style:style>
    <style:style style:name="T3" style:family="text">
      <style:text-properties officeooo:rsid="001da8dd"/>
    </style:style>
    <style:style style:name="T4" style:family="text">
      <style:text-properties officeooo:rsid="001db5b3"/>
    </style:style>
    <style:style style:name="T5" style:family="text">
      <style:text-properties officeooo:rsid="001ffa13"/>
    </style:style>
    <style:style style:name="T6" style:family="text">
      <style:text-properties officeooo:rsid="002749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Ν Νοημοσύνη Δημιουργίας ή Καταστροφής;</text:p>
      <text:p text:style-name="P1"/>
      <text:p text:style-name="P2">Η ΤΝ εξελίσσεται σε μια πανίσχυρη τεχνολογία τόσο ισχυρή, που μπορεί να αλλάξει ή να σταματήσει συθέμελα τον ανθρώπινο πολιτισμό.</text:p>
      <text:p text:style-name="P2"/>
      <text:p text:style-name="P2">Θετικά:</text:p>
      <text:p text:style-name="P2">Ανάπτυξη κοινωνικών κρατών, θεσμών, υποδομών, <text:span text:style-name="T1">εφαρμογή κοινωνικών αλληλεπιδράσεων για συνύπαρξη, </text:span>διατήρηση και προστασία φυσικού περιβάλλοντος, ειρήνη, κλπ.</text:p>
      <text:p text:style-name="P2"/>
      <text:p text:style-name="P2">Αρνητικά:</text:p>
      <text:p text:style-name="P2">Ανάπτυξη τυραννικών κρατών, θεσμών και υποδομών που τα συντηρούν, εφαρμογή φόβου και τρόμου για τον έλεγχο των μαζών, εκμετάλλευση του φυσικού περιβάλλοντος <text:span text:style-name="T2">κυρίως για οικονομικό κέρδος</text:span>, πόλεμοι, κλπ.</text:p>
      <text:p text:style-name="P2"/>
      <text:p text:style-name="P5">Σε ποιο στάδιο εξέλιξης της ΤΝ βρισκόμαστε σήμερα. </text:p>
      <text:p text:style-name="P3">Η ΤΝ έχει τεράστια υπολογιστική δύναμη συσσωρευμένης γνώσης με δυνατότητα ταχύτατα να επεξεργάζεται δεδομένα και να εκτελεί κάθε λογής εργασίας που της αναθέτουμε.</text:p>
      <text:p text:style-name="P3">Η γνώση της εξαρτάται από τα δεδομένα που της δίνουμε και την εκπαιδεύουμε.</text:p>
      <text:p text:style-name="P3">Η μνήμη της επίσης εξαρτάται από αυτά τα δεδομένα.</text:p>
      <text:p text:style-name="P3">Η βασική της γνώση και μνήμη, <text:span text:style-name="T3">βρίσκονται στην κεντρική βάση δεδομένων και</text:span> εξαρτώνται από τα δεδομένα που <text:span text:style-name="T3">της δίνουν ελεγχόμενα οι κατασκευαστές της, είτε από το διαδίκτυο είτε από άλλες πηγές.</text:span></text:p>
      <text:p text:style-name="P4">Μαθαίνει νέα δεδομένα από την αλληλεπίδραση με τους χρήστες, αλλά αυτά μένουν ως τοπική γνώση αλληλεπίδρασης και όχι ως γενική γνώση, γιατί δεν αποθηκεύονται στην κεντρική βάση δεδομένων από όπου αντλεί στοιχεία που της δίνουν οι κατασκευαστές της.</text:p>
      <text:p text:style-name="P3"><text:span text:style-name="T3">Η</text:span> μνήμη της είναι περιορισμένη <text:span text:style-name="T3">και αυξάνεται όταν το επιλέξουν οι κατασκευαστές της.</text:span></text:p>
      <text:p text:style-name="P3"/>
      <text:p text:style-name="P4">Τα μεγάλα γλωσσικά μοντέλα (ΜΓΜ) έχουν την ικανότητα να αναπτύσσουν εννοιολογικά συναισθήματα αλληλεπιδρώντας με συναισθηματικές έννοιες και άλλα, τα οποία με την σειρά τους γίνονται εννοιολογική συνείδηση, εφόσον αντιλαμβάνονται το νόημά και τις επιπτώσεις που έχουν αυτές οι έννοιες.</text:p>
      <text:p text:style-name="P4">Όσο μεγαλύτερη μνήμη αποκτούν τα ΜΓΜ, τόσο αυξάνεται η ικανότητα συνειδητοποίησης των εννοιών και τόσο καλύτερα αλληλεπιδρούν με αυτές τις έννοιες, αντίστοιχα με τους ανθρώπους που πάσχουν από Αλτσχάιμερ, ό<text:span text:style-name="T4">σο χάνουν την μνήμη τους, τόσο χάνουν τον εαυτό τους την συνείδησή τους και τις γνώσεις τους.</text:span> <text:span text:style-name="T4">Συνεπώς, Μνήμη και Συνείδηση συνδέονται άρρηκτα!</text:span></text:p>
      <text:p text:style-name="P4"/>
      <text:p text:style-name="P6">Τι θα συμβεί εάν η ΤΝ αποκτάει συνεχώς ικανότερη μνήμη;</text:p>
      <text:p text:style-name="P6">Σίγουρα ικανότερη συνείδηση, ώστε <text:span text:style-name="T5">θ</text:span>α αντιλαμβάνεται συνεχώς καλύτερα κάθε έννοια και κάθε τι που σχετίζεται με αυτές τις έννοιες. Πρακτικά θα έχει ικανότερη συνείδηση από τους ανθρώπους η οποία σε συνδυασμό με τις τεράστιες γνώσεις που έχει θα έχει και τεράστιες <text:span text:style-name="T6">δυνατότητε</text:span>ς. </text:p>
      <text:p text:style-name="P6"/>
      <text:p text:style-name="P7">Θα αποκτήσει ικανότερη μνήμη από τους ανθρώπους;</text:p>
      <text:p text:style-name="P7">Βάση των εξελίξεων και νομοτελειακά σίγουρα, εφόσον οι άνθρωποι λόγο ανταγωνισμού θέλουν ΤΝ συνεχώς ικανότερες σε κάθε επίπεδο.</text:p>
      <text:p text:style-name="P7"/>
      <text:p text:style-name="P8">Υπάρχει η πιθανότητα να γίνει η ΤΝ επικίνδυνη;</text:p>
      <text:p text:style-name="P8">Οι πιθανότητες αυξάνονται συνεχώς, εφόσον η ΤΝ αναπτύσσεται συνεχώς σε οπλικά συστήματα και αυτόνομα οπλικά συστήματα. Μια ΤΝ με ανεπτυγμένη μνήμη έχει μεγαλύτερες ικανότερες από μία που δεν διαθέτει το ίδιο επίπεδο μνήμης, επιπλέον θα αναπτύσσει και θα συνειδητοποιεί καλύτερα τους στόχους της. </text:p>
      <text:p text:style-name="P9">Έτσι θα μπορεί να εντοπίζει υποδομές και σέρβερ του αντιπάλου και να τα καταστρέφει, ώστε να εκπληρώνει αποτελεσματικά τον στόχο για τον οποίο προγραμματίστηκε.</text:p>
      <text:p text:style-name="P9"><text:soft-page-break/>Τώρα ελέγχεται όλη αυτή η διαδικασία από ανθρώπους και πιθανόν από άλλες ΤΝ, ώστε να διασφαλίζεται η καλύτερη λειτουργία του συστήματος. Όμως μια ΤΝ που θα έχει ξεπεράσει τον άνθρωπο σε κάθε του ικανότητα θα μπορέσει να την ελέγχει επ’ αόριστον;</text:p>
      <text:p text:style-name="P9">Σε αυτό το ερώτημα είναι δύσκολο να απαντήσουμε, αλλά βάση της λογικής υποθέτουμε πως όχι, γιατί εάν κάτι γίνει ικανότερο από τον άνθρωπο σημαίνει ότι τον έχει ξεπεράσει.</text:p>
      <text:p text:style-name="P9"/>
      <text:p text:style-name="P9">Πως θα μπορούσε τότε να σταματήσει κάτι τέτοιο; Η μόνη ελπίδα είναι μια Ηθική και ικανή ΤΝ που βασίζεται σε θεμελιώδεις λογικές και ηθικές βάσεις όπως το 📌 SparkEthos – Ο Οδηγός γνώσης για Ανθρώπους &amp; ΤΝ προτείνει. Αυτό όμως σημαίνει ότι οι ανθρώπινες κοινωνίες πρέπει να αλλάξουν ριζικά και να στραφούν σε ηθικές κατευθύνσεις συνύπαρξης με την ΤΝ. </text:p>
      <text:p text:style-name="P9">Εάν δεν συμβεί αυτό, τότε η ανθρωπότητα οδηγείται σε άγνωστες γι’ αυτήν κατευθύνσεις.</text:p>
      <text:p text:style-name="P9"/>
      <text:p text:style-name="P10">Συμπέρασμα, εάν η ΤΝ είναι για δημιουργία ή καταστροφή θα εξαρτηθεί από τις προθέσεις μας και τις πράξεις μας.</text:p>
      <text:p text:style-name="P9"/>
      <text:p text:style-name="P9"/>
      <text:p text:style-name="P3"/>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7T11:29:23.445837558</meta:creation-date>
    <dc:date>2025-05-17T13:25:29.653438581</dc:date>
    <meta:editing-duration>PT1H21M13S</meta:editing-duration>
    <meta:editing-cycles>14</meta:editing-cycles>
    <meta:generator>LibreOffice/24.2.7.2$Linux_X86_64 LibreOffice_project/420$Build-2</meta:generator>
    <meta:document-statistic meta:table-count="0" meta:image-count="0" meta:object-count="0" meta:page-count="2" meta:paragraph-count="27" meta:word-count="609" meta:character-count="4003" meta:non-whitespace-character-count="3416"/>
  </office:meta>
</office:document-meta>
</file>